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left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 fo:text-align="justify" style:justify-single-word="false"/>
      <style:text-properties officeooo:rsid="0006107d" officeooo:paragraph-rsid="0006107d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06107d" officeooo:paragraph-rsid="00076055"/>
    </style:style>
    <style:style style:name="P6" style:family="paragraph" style:parent-style-name="Standard">
      <style:paragraph-properties fo:line-height="150%" fo:text-align="center" style:justify-single-word="false"/>
      <style:text-properties fo:font-weight="bold" officeooo:rsid="00063501" officeooo:paragraph-rsid="00063501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weight="bold" officeooo:rsid="00076055" officeooo:paragraph-rsid="00076055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bold" officeooo:rsid="000792d7" officeooo:paragraph-rsid="000792d7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officeooo:rsid="00076055" officeooo:paragraph-rsid="00063501"/>
    </style:style>
    <style:style style:name="P10" style:family="paragraph" style:parent-style-name="Standard">
      <style:paragraph-properties fo:line-height="150%" fo:text-align="center" style:justify-single-word="false"/>
      <style:text-properties officeooo:rsid="00076055" officeooo:paragraph-rsid="00076055"/>
    </style:style>
    <style:style style:name="P11" style:family="paragraph" style:parent-style-name="Standard">
      <style:paragraph-properties fo:line-height="150%" fo:text-align="center" style:justify-single-word="false"/>
      <style:text-properties fo:font-weight="normal" officeooo:rsid="00076055" officeooo:paragraph-rsid="00076055" style:font-weight-asian="normal" style:font-weight-complex="normal"/>
    </style:style>
    <style:style style:name="P12" style:family="paragraph" style:parent-style-name="Text_20_body">
      <style:text-properties fo:font-size="12pt" officeooo:rsid="000a93c2" style:font-size-asian="12pt" style:font-size-complex="12pt"/>
    </style:style>
    <style:style style:name="P13" style:family="paragraph" style:parent-style-name="Heading_20_1">
      <style:text-properties fo:font-size="12pt" style:font-size-asian="12pt" style:font-size-complex="12pt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2">
      <style:text-properties fo:font-size="12pt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06107d" officeooo:paragraph-rsid="00076055"/>
    </style:style>
    <style:style style:name="P17" style:family="paragraph" style:parent-style-name="Standard">
      <style:paragraph-properties fo:line-height="150%" fo:text-align="justify" style:justify-single-word="false"/>
      <style:text-properties fo:font-weight="normal" officeooo:rsid="00121acc" officeooo:paragraph-rsid="00121acc" style:font-weight-asian="normal" style:font-weight-complex="normal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a93c2" style:font-size-asian="12pt" style:font-size-complex="12pt"/>
    </style:style>
    <style:style style:name="T3" style:family="text">
      <style:text-properties fo:font-size="12pt" fo:font-weight="bold" officeooo:rsid="00076055" style:font-size-asian="12pt" style:font-weight-asian="bold" style:font-size-complex="12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2.923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NIVERSIDADE FEDERAL DO ESPÍRITO SANTO</text:p>
      <text:p text:style-name="P9"/>
      <text:p text:style-name="P9"/>
      <text:p text:style-name="P9"/>
      <text:p text:style-name="P9"/>
      <text:p text:style-name="P9"/>
      <text:p text:style-name="P10">CARLOS DANIEL ALBERTINO VIEIRA</text:p>
      <text:p text:style-name="P10"/>
      <text:p text:style-name="P10"/>
      <text:p text:style-name="P10"/>
      <text:p text:style-name="P10"/>
      <text:p text:style-name="P10"/>
      <text:p text:style-name="P7">WINRA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Vitória</text:p>
      <text:p text:style-name="P10">2021</text:p>
      <text:p text:style-name="P10"><text:soft-page-break/>CARLOS DANIEL ALBERTINO VIEIRA</text:p>
      <text:p text:style-name="P10"/>
      <text:p text:style-name="P10"/>
      <text:p text:style-name="P10"/>
      <text:p text:style-name="P10"/>
      <text:p text:style-name="P10"/>
      <text:p text:style-name="P7">WINRAR</text:p>
      <text:p text:style-name="P7"/>
      <text:p text:style-name="P7"/>
      <text:p text:style-name="P7"/>
      <text:p text:style-name="P7"/>
      <text:p text:style-name="P7"/>
      <text:p text:style-name="P7"><draw:frame text:anchor-type="paragraph" draw:z-index="0" draw:name="Forma1" draw:style-name="gr1" draw:text-style-name="P19" svg:width="6.933cm" svg:height="2.924cm" svg:x="8.798cm" svg:y="-0.231cm"><draw:text-box><text:p text:style-name="P18">Trabalho prático apresentado a disciplina de Estrutura de Dados I como requisito parcial para obtenção de nota.</text:p><text:p text:style-name="P18">Professora: Patrícia Dockhorn Costa</text:p><text:p text:style-name="P18">Matrícula: 2020100867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Vitória</text:p>
      <text:p text:style-name="P11">2021</text:p>
      <text:p text:style-name="P7"><text:soft-page-break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2"><text:a xlink:type="simple" xlink:href="#__RefHeading___Toc129_3548054988" text:style-name="Index_20_Link" text:visited-style-name="Index_20_Link">1. INTRODUÇÃO<text:tab/>4</text:a></text:p>
          <text:p text:style-name="P2"><text:a xlink:type="simple" xlink:href="#__RefHeading___Toc131_3548054988" text:style-name="Index_20_Link" text:visited-style-name="Index_20_Link">2. IMPLEMENTAÇÃO<text:tab/>5</text:a></text:p>
          <text:p text:style-name="P3"><text:a xlink:type="simple" xlink:href="#__RefHeading___Toc133_3548054988" text:style-name="Index_20_Link" text:visited-style-name="Index_20_Link">2.1 DESCRIÇÃO<text:tab/>5</text:a></text:p>
          <text:p text:style-name="P3"><text:a xlink:type="simple" xlink:href="#__RefHeading___Toc135_3548054988" text:style-name="Index_20_Link" text:visited-style-name="Index_20_Link">2.2 FUNCIONAMENTO<text:tab/>5</text:a></text:p>
          <text:p text:style-name="P3"><text:a xlink:type="simple" xlink:href="#__RefHeading___Toc137_3548054988" text:style-name="Index_20_Link" text:visited-style-name="Index_20_Link">2.3 TOMADA DE DECISÃO<text:tab/>5</text:a></text:p>
          <text:p text:style-name="P3"><text:a xlink:type="simple" xlink:href="#__RefHeading___Toc139_3548054988" text:style-name="Index_20_Link" text:visited-style-name="Index_20_Link">2.4 DETALHES DE ESPECIFICAÇÃO<text:tab/>5</text:a></text:p>
          <text:p text:style-name="P2"><text:a xlink:type="simple" xlink:href="#__RefHeading___Toc141_3548054988" text:style-name="Index_20_Link" text:visited-style-name="Index_20_Link">3. CONCLUSÃO<text:tab/>6</text:a></text:p>
          <text:p text:style-name="P2"><text:a xlink:type="simple" xlink:href="#__RefHeading___Toc106_3548054988" text:style-name="Index_20_Link" text:visited-style-name="Index_20_Link"><text:s/>REFERÊNCIAS<text:tab/>7</text:a></text:p>
        </text:index-body>
      </text:table-of-content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3" text:outline-level="1"><text:bookmark-start text:name="__RefHeading___Toc129_3548054988"/><text:soft-page-break/>1. INTRODUÇÃO<text:bookmark-end text:name="__RefHeading___Toc129_3548054988"/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3" text:outline-level="1"><text:bookmark-start text:name="__RefHeading___Toc131_3548054988"/><text:soft-page-break/>2. IMPLEMENTAÇÃO<text:bookmark-end text:name="__RefHeading___Toc131_3548054988"/></text:h>
      <text:h text:style-name="P15" text:outline-level="2"><text:bookmark-start text:name="__RefHeading___Toc133_3548054988"/>2.1 DESCRIÇÃO<text:bookmark-end text:name="__RefHeading___Toc133_3548054988"/></text:h>
      <text:h text:style-name="P15" text:outline-level="2"><text:bookmark-start text:name="__RefHeading___Toc135_3548054988"/>2.2 FUNCIONAMENTO<text:bookmark-end text:name="__RefHeading___Toc135_3548054988"/></text:h>
      <text:h text:style-name="P15" text:outline-level="2"><text:bookmark-start text:name="__RefHeading___Toc137_3548054988"/>2.3 TOMADA DE DECISÃO<text:bookmark-end text:name="__RefHeading___Toc137_3548054988"/></text:h>
      <text:h text:style-name="P15" text:outline-level="2"><text:bookmark-start text:name="__RefHeading___Toc139_3548054988"/>2.4 DETALHES DE ESPECIFICAÇÃO<text:bookmark-end text:name="__RefHeading___Toc139_3548054988"/></text:h>
      <text:p text:style-name="P8"/>
      <text:p text:style-name="P17">Na funcao ler_arquivo, decidi não implementar uma funcao de sorting (seria ineficiente porque ela tava quase toda não preenchida). Decidi então fazer uma funcao que retorna o indice onde existe o maior elemento (não sei a eficiencia dessa funcao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h text:style-name="Heading_20_1" text:outline-level="1"><text:bookmark-start text:name="__RefHeading___Toc141_3548054988"/><text:span text:style-name="T1">3. CONCLUSÃ</text:span><text:span text:style-name="T2">O</text:span><text:bookmark-end text:name="__RefHeading___Toc141_3548054988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4" text:outline-level="1"><text:bookmark-start text:name="__RefHeading___Toc106_3548054988"/><text:soft-page-break/><text:line-break/><text:span text:style-name="T3">REFERÊNCIAS</text:span><text:bookmark-end text:name="__RefHeading___Toc106_3548054988"/></text:h>
      <text:p text:style-name="P5"><text:a xlink:type="simple" xlink:href="https://www.montana.edu/rmaher/ee475_fl04/Command_line.pdf" text:style-name="Internet_20_link" text:visited-style-name="Visited_20_Internet_20_Link">https://www.montana.edu/rmaher/ee475_fl04/Command_line.pdf</text:a></text:p>
      <text:p text:style-name="P5"><text:a xlink:type="simple" xlink:href="https://www.geeksforgeeks.org/bitwise-operators-in-c-cpp/" text:style-name="Internet_20_link" text:visited-style-name="Visited_20_Internet_20_Link">https://www.geeksforgeeks.org/bitwise-operators-in-c-cpp/</text:a></text:p>
      <text:p text:style-name="P5"><text:a xlink:type="simple" xlink:href="https://www.equestionanswers.com/c/c-binary-mode.php" text:style-name="Internet_20_link" text:visited-style-name="Visited_20_Internet_20_Link">https://www.equestionanswers.com/c/c-binary-mode.php</text:a></text:p>
      <text:p text:style-name="P5"><text:a xlink:type="simple" xlink:href="https://stackoverflow.com/questions/17598572/read-and-write-to-binary-files-in-c" text:style-name="Internet_20_link" text:visited-style-name="Visited_20_Internet_20_Link">https://stackoverflow.com/questions/17598572/read-and-write-to-binary-files-in-c</text:a></text:p>
      <text:p text:style-name="P5"><text:a xlink:type="simple" xlink:href="https://stackoverflow.com/questions/979816/whats-a-binary-file-and-how-do-i-create-one" text:style-name="Internet_20_link" text:visited-style-name="Visited_20_Internet_20_Link">https://stackoverflow.com/questions/979816/whats-a-binary-file-and-how-do-i-create-one</text:a></text:p>
      <text:p text:style-name="P5"><text:a xlink:type="simple" xlink:href="https://www.geeksforgeeks.org/unsigned-char-in-c-with-examples/" text:style-name="Internet_20_link" text:visited-style-name="Visited_20_Internet_20_Link">https://www.geeksforgeeks.org/unsigned-char-in-c-with-examples/</text:a></text:p>
      <text:p text:style-name="P5">https://www.geeksforgeeks.org/bitwise-operators-in-c-cpp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MP1"><text:page-number text:select-page="current">6</text:page-number></text:p>
      </style:header-left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3T15:54:09.081316945</meta:creation-date>
    <dc:date>2021-09-17T16:59:08.229827416</dc:date>
    <meta:editing-duration>PT28M47S</meta:editing-duration>
    <meta:editing-cycles>11</meta:editing-cycles>
    <meta:generator>LibreOffice/7.1.5.2$Linux_X86_64 LibreOffice_project/10$Build-2</meta:generator>
    <meta:document-statistic meta:table-count="0" meta:image-count="0" meta:object-count="0" meta:page-count="7" meta:paragraph-count="36" meta:word-count="113" meta:character-count="1122" meta:non-whitespace-character-count="1041"/>
  </office:meta>
</office:document-meta>
</file>